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0.156cm"/>
    </style:style>
    <style:style style:name="co5" style:family="table-column">
      <style:table-column-properties fo:break-before="auto" style:column-width="10.402cm"/>
    </style:style>
    <style:style style:name="co6" style:family="table-column">
      <style:table-column-properties fo:break-before="auto" style:column-width="9.885cm"/>
    </style:style>
    <style:style style:name="co7" style:family="table-column">
      <style:table-column-properties fo:break-before="auto" style:column-width="8.197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08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8.398cm" fo:break-before="auto" style:use-optimal-row-height="true"/>
    </style:style>
    <style:style style:name="ro8" style:family="table-row">
      <style:table-row-properties style:row-height="9.581cm" fo:break-before="auto" style:use-optimal-row-height="true"/>
    </style:style>
    <style:style style:name="ro9" style:family="table-row">
      <style:table-row-properties style:row-height="6.027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1.685cm" fo:break-before="auto" style:use-optimal-row-height="true"/>
    </style:style>
    <style:style style:name="ro12" style:family="table-row">
      <style:table-row-properties style:row-height="5.634cm" fo:break-before="auto" style:use-optimal-row-height="true"/>
    </style:style>
    <style:style style:name="ro13" style:family="table-row">
      <style:table-row-properties style:row-height="4.053cm" fo:break-before="auto" style:use-optimal-row-height="true"/>
    </style:style>
    <style:style style:name="ro14"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sian="DejaVu Sans" style:font-name-complex="Arial"/>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3" table:number-columns-repeated="252" table:default-cell-style-name="ce7"/>
        <table:table-column table:style-name="co3" table:number-columns-repeated="767" table:default-cell-style-name="ce24"/>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number-columns-repeated="1019"/>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number-columns-repeated="1019"/>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number-columns-repeated="1019"/>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number-columns-repeated="1019"/>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number-columns-repeated="1019"/>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number-columns-repeated="1019"/>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number-columns-repeated="1019"/>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number-columns-repeated="1019"/>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number-columns-repeated="1019"/>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number-columns-repeated="1019"/>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number-columns-repeated="1019"/>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number-columns-repeated="1019"/>
        </table:table-row>
        <table:table-row table:style-name="ro2">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number-columns-repeated="1019"/>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number-columns-repeated="1019"/>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number-columns-repeated="1019"/>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number-columns-repeated="1019"/>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number-columns-repeated="1019"/>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number-columns-repeated="1019"/>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number-columns-repeated="1019"/>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number-columns-repeated="1019"/>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number-columns-repeated="1019"/>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number-columns-repeated="1019"/>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number-columns-repeated="1019"/>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number-columns-repeated="1019"/>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number-columns-repeated="1019"/>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number-columns-repeated="1019"/>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number-columns-repeated="1019"/>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number-columns-repeated="1019"/>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number-columns-repeated="1019"/>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number-columns-repeated="1019"/>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number-columns-repeated="1019"/>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number-columns-repeated="1019"/>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number-columns-repeated="1019"/>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number-columns-repeated="1019"/>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number-columns-repeated="1019"/>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number-columns-repeated="1019"/>
        </table:table-row>
        <table:table-row table:style-name="ro2">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number-columns-repeated="1019"/>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number-columns-repeated="1019"/>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number-columns-repeated="1019"/>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number-columns-repeated="1019"/>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number-columns-repeated="1019"/>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number-columns-repeated="1019"/>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number-columns-repeated="1019"/>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number-columns-repeated="1019"/>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number-columns-repeated="1019"/>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number-columns-repeated="1019"/>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number-columns-repeated="1019"/>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number-columns-repeated="1019"/>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number-columns-repeated="1019"/>
        </table:table-row>
        <table:table-row table:style-name="ro7">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number-columns-repeated="1019"/>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number-columns-repeated="1019"/>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number-columns-repeated="1019"/>
        </table:table-row>
        <table:table-row table:style-name="ro9">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number-columns-repeated="1019"/>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number-columns-repeated="1019"/>
        </table:table-row>
        <table:table-row table:style-name="ro5">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1">Sie benutzen eine instabile Version von OGS </text:span><text:span text:style-name="T1">Mahjong. Möchten Sie bei unserer Umfrage </text:span><text:span text:style-name="T1">teilnehmen, damit wir dieses Spiel noch besser </text:span><text:span text:style-name="T1">machen können?</text:span></text:p>
            <text:p><text:span text:style-name="T1"/></text:p>
            <text:p><text:span text:style-name="T1">[window='Info/LinkSurvey']</text:span></text:p>
          </table:table-cell>
          <table:table-cell table:style-name="ce19" office:value-type="string">
            <text:p><text:span text:style-name="T2">Vous utilisez une version test instable de OGS </text:span><text:span text:style-name="T2">Mahjong. Voudriez-vous participer à une enquête </text:span><text:span text:style-name="T2">pour nous aider à rendre le jeu encore meilleur ?</text:span></text:p>
            <text:p><text:span text:style-name="T2"/></text:p>
            <text:p><text:span text:style-name="T2">[window='Info/LinkSurvey']</text:span></text:p>
          </table:table-cell>
          <table:table-cell table:number-columns-repeated="1019"/>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number-columns-repeated="1019"/>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number-columns-repeated="1019"/>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able:table-cell>
          <table:table-cell table:style-name="ce10" office:value-type="string">
            <text:p>[image='set:Logos image:OGS'] team:</text:p>
            <text:p>Michael Kapelko — Programmcode und Inhalte;</text:p>
            <text:p>Ivan Korystin - Gameplay Design, Inhalte und QS.</text:p>
          </table:table-cell>
          <table:table-cell table:style-name="ce20" office:value-type="string">
            <text:p>Equipe [image='set:Logos image:OGS'] :</text:p>
            <text:p>Michael Kapelko - code et contenu ;</text:p>
            <text:p>Ivan Korystin - conception du gameplay, contenu et QA.</text:p>
          </table:table-cell>
          <table:table-cell table:number-columns-repeated="1019"/>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number-columns-repeated="1019"/>
        </table:table-row>
        <table:table-row table:style-name="ro11">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able:table-cell>
          <table:table-cell table:number-columns-repeated="1019"/>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Default" table:number-columns-repeated="1019"/>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number-columns-repeated="1019"/>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number-columns-repeated="1019"/>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number-columns-repeated="1019"/>
        </table:table-row>
        <table:table-row table:style-name="ro9">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number-columns-repeated="1019"/>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number-columns-repeated="1019"/>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number-columns-repeated="1019"/>
        </table:table-row>
        <table:table-row table:style-name="ro5">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1">Wenn Sie unsere Arbeit mögen, können Sie uns </text:span><text:span text:style-name="T1">unterstützen. Es hilft uns, unsere Webseite </text:span><text:span text:style-name="T1">aufrecht zu erhalten und ermutigt uns, unsere </text:span><text:span text:style-name="T1">Arbeit weiterzuführen</text:span></text:p>
            <text:p><text:span text:style-name="T1">[window='Info/LinkDonate']</text:span></text:p>
          </table:table-cell>
          <table:table-cell table:style-name="ce19" office:value-type="string">
            <text:p><text:span text:style-name="T2">Si vous aimez notre travail, vous pouvez nous </text:span><text:span text:style-name="T2">soutenir. Cela nous aidera à maintenir notre site </text:span><text:span text:style-name="T2">et domaine, et aussi nous encouragera à </text:span><text:span text:style-name="T2">travailler davantage.</text:span></text:p>
            <text:p><text:span text:style-name="T2">[window='Info/LinkDonate']</text:span></text:p>
          </table:table-cell>
          <table:table-cell table:number-columns-repeated="1019"/>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Default" table:number-columns-repeated="1019"/>
        </table:table-row>
        <table:table-row table:style-name="ro12">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1">Zur Zeit haben wir nur 3 aktive Mitglieder und </text:span><text:span text:style-name="T1">diverse Mithelfer im Team des Opensource </text:span><text:span text:style-name="T1">Game Studios. Wir benötigen dringend weitere </text:span><text:span text:style-name="T1">Helfer.</text:span></text:p>
            <text:p><text:span text:style-name="T1">Wenn Sie uns helfen wollen, schneller zu </text:span><text:span text:style-name="T1">arbeiten oder bessere Spiele (und Tools) zu </text:span><text:span text:style-name="T1">erstellen, treten Sie unserem bescheidenem </text:span><text:span text:style-name="T1">Team bei. Selbst wenn Sie nicht genug Zeit </text:span><text:span text:style-name="T1">haben, um als aktives Mitglied (und glauben Sie </text:span><text:span text:style-name="T1">uns, dieses Projekt nimmt eine Menge unserer </text:span><text:span text:style-name="T1">wenigen freien Zeit ein) mitzuwirken, können Sie </text:span><text:span text:style-name="T1">uns dennoch helfen.</text:span></text:p>
            <text:p><text:span text:style-name="T1">Mehr Details dazu finden Sie hier:</text:span></text:p>
            <text:p><text:span text:style-name="T1">[window='Info/LinkJoin']</text:span></text:p>
          </table:table-cell>
          <table:table-cell table:style-name="ce22" office:value-type="string">
            <text:p><text:span text:style-name="T2">Actuellement il n'y a que trois membres actifs et </text:span><text:span text:style-name="T2">quelques contributeurs dans l'équipe de </text:span><text:span text:style-name="T2">Opensource Game Studio. Nous avons </text:span><text:span text:style-name="T2">désespérément besoin de plus de personnes.</text:span></text:p>
            <text:p><text:span text:style-name="T2">Si vous voulez nous aider à travailler plus vite ou </text:span><text:span text:style-name="T2">créer de meilleurs jeux (et outils), merci </text:span><text:span text:style-name="T2">d'envisager de rejoindre notre humble équipe. </text:span><text:span text:style-name="T2">Même si vous n'avez pas assez de temps pour </text:span><text:span text:style-name="T2">être un membre actif (et je peux vous assurer que </text:span><text:span text:style-name="T2">ce projet prends beaucoup de notre temps libre), </text:span><text:span text:style-name="T2">vous pouvez quand même contribuer au projet.</text:span></text:p>
            <text:p><text:span text:style-name="T2">Vous pouvez trouver plus de détails sur cette </text:span><text:span text:style-name="T2">page :</text:span></text:p>
            <text:p><text:span text:style-name="T2">[window='Info/LinkJoin']</text:span></text:p>
          </table:table-cell>
          <table:table-cell table:style-name="Default" table:number-columns-repeated="1019"/>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number-columns-repeated="1019"/>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number-columns-repeated="1019"/>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number-columns-repeated="1019"/>
        </table:table-row>
        <table:table-row table:style-name="ro2">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number-columns-repeated="1019"/>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number-columns-repeated="1019"/>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number-columns-repeated="1019"/>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number-columns-repeated="1019"/>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table:table-cell table:style-name="ce18"/>
          <table:table-cell table:number-columns-repeated="1019"/>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number-columns-repeated="1019"/>
        </table:table-row>
        <table:table-row table:style-name="ro2">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number-columns-repeated="1019"/>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number-columns-repeated="1019"/>
        </table:table-row>
        <table:table-row table:style-name="ro3">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table:table-cell table:style-name="ce18"/>
          <table:table-cell table:number-columns-repeated="1019"/>
        </table:table-row>
        <table:table-row table:style-name="ro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number-columns-repeated="1019"/>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number-columns-repeated="1019"/>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number-columns-repeated="1019"/>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number-columns-repeated="1019"/>
        </table:table-row>
        <table:table-row table:style-name="ro3">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number-columns-repeated="1019"/>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number-columns-repeated="1019"/>
        </table:table-row>
        <table:table-row table:style-name="ro2">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number-columns-repeated="1019"/>
        </table:table-row>
        <table:table-row table:style-name="ro3">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number-columns-repeated="1019"/>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number-columns-repeated="1019"/>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number-columns-repeated="1019"/>
        </table:table-row>
        <table:table-row table:style-name="ro10">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2">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number-columns-repeated="1019"/>
        </table:table-row>
        <table:table-row table:style-name="ro2">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number-columns-repeated="1019"/>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number-columns-repeated="1019"/>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number-columns-repeated="1019"/>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number-columns-repeated="1019"/>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number-columns-repeated="1019"/>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number-columns-repeated="1019"/>
        </table:table-row>
        <table:table-row table:style-name="ro2">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number-columns-repeated="1019"/>
        </table:table-row>
        <table:table-row table:style-name="ro4">
          <table:table-cell table:style-name="ce1" office:value-type="string">
            <text:p>SETTINGS_DESC_VIDEO</text:p>
          </table:table-cell>
          <table:table-cell table:style-name="ce8"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2">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number-columns-repeated="1019"/>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number-columns-repeated="1019"/>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number-columns-repeated="1019"/>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number-columns-repeated="1019"/>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number-columns-repeated="1019"/>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number-columns-repeated="1019"/>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number-columns-repeated="1019"/>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number-columns-repeated="1019"/>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number-columns-repeated="1019"/>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number-columns-repeated="1019"/>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number-columns-repeated="1019"/>
        </table:table-row>
        <table:table-row table:style-name="ro2">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8" office:value-type="string">
            <text:p>http://opengamestudio.org/topic/video-settings-autodetection</text:p>
          </table:table-cell>
          <table:table-cell table:number-columns-repeated="1019"/>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number-columns-repeated="1019"/>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number-columns-repeated="1019"/>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number-columns-repeated="1019"/>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number-columns-repeated="1019"/>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number-columns-repeated="1019"/>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number-columns-repeated="1019"/>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number-columns-repeated="1019"/>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number-columns-repeated="1019"/>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number-columns-repeated="1019"/>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number-columns-repeated="1019"/>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number-columns-repeated="1019"/>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number-columns-repeated="1019"/>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number-columns-repeated="1019"/>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number-columns-repeated="1019"/>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number-columns-repeated="1019"/>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number-columns-repeated="1019"/>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number-columns-repeated="1019"/>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number-columns-repeated="1019"/>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number-columns-repeated="1019"/>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number-columns-repeated="1019"/>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number-columns-repeated="1019"/>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number-columns-repeated="1019"/>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number-columns-repeated="1019"/>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number-columns-repeated="1019"/>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number-columns-repeated="1019"/>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number-columns-repeated="1019"/>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number-columns-repeated="1019"/>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number-columns-repeated="1019"/>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number-columns-repeated="1019"/>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number-columns-repeated="1019"/>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number-columns-repeated="1019"/>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number-columns-repeated="1019"/>
        </table:table-row>
        <table:table-row table:style-name="ro13">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1">Dynamische Kamera</text:span></text:p>
            <text:p><text:span text:style-name="T1"/></text:p>
            <text:p><text:span text:style-name="T1">Das Spiel nutzt eine dynamische Kamera, um </text:span><text:span text:style-name="T1">das Gameplay komfortabler zu machen. Wenn </text:span><text:span text:style-name="T1">Sie die Maus bewegen, dreht sich das Spielfeld </text:span><text:span text:style-name="T1">leicht. Standardmässig ist diese Kamera aktiviert.</text:span></text:p>
            <text:p><text:span text:style-name="T1"/></text:p>
            <text:p><text:span text:style-name="T1">Möchten Sie dies Einstellung behalten oder </text:span><text:span text:style-name="T1">deaktivieren? (Sie können dies auch später in </text:span><text:span text:style-name="T1">den Einstellungen ändern)</text:span></text:p>
          </table:table-cell>
          <table:table-cell table:style-name="ce19" office:value-type="string">
            <text:p><text:span text:style-name="T2">Caméra dynamique</text:span></text:p>
            <text:p><text:span text:style-name="T2"><text:s/></text:span></text:p>
            <text:p><text:span text:style-name="T2">Le jeu utilise la fonction de caméra dynamique. </text:span><text:span text:style-name="T2">Elle est conçue pour rendre le jeu plus </text:span><text:span text:style-name="T2">confortable en faisant tourner légèrement la table </text:span><text:span text:style-name="T2">quand vous bougez la souris. Elle est activée par </text:span><text:span text:style-name="T2">défaut.</text:span></text:p>
            <text:p><text:span text:style-name="T2"><text:s/></text:span></text:p>
            <text:p><text:span text:style-name="T2">Voulez-vous la laisser activée ou la désactiver ? </text:span><text:span text:style-name="T2">(Vous pouvez l'activer/la désactiver plus tard </text:span><text:span text:style-name="T2">dans les Paramètres)</text:span></text:p>
          </table:table-cell>
          <table:table-cell table:number-columns-repeated="1019"/>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number-columns-repeated="1019"/>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number-columns-repeated="1019"/>
        </table:table-row>
        <table:table-row table:style-name="ro13">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1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8" office:value-type="string">
            <text:p>Il ne reste pas d'autre tour. Vous pouvez défaire le dernier tour, mélanger les tuiles, redémarrer le jeu ou en démarrer un nouveau.</text:p>
          </table:table-cell>
          <table:table-cell table:number-columns-repeated="1019"/>
        </table:table-row>
        <table:table-row table:style-name="ro4">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1">Umfrage</text:span></text:p>
            <text:p><text:span text:style-name="T1"><text:s/></text:span></text:p>
            <text:p><text:span text:style-name="T1">Sie nutzen eine Testversion von OGS Mahjong. </text:span><text:span text:style-name="T1">Es ist derzeit unvollständig und kann instabil sein. </text:span><text:span text:style-name="T1">Möchten Sie an unserer Umfrage teilnehmen, um </text:span><text:span text:style-name="T1">dieses Spiel besser zu machen?</text:span></text:p>
          </table:table-cell>
          <table:table-cell table:style-name="ce23" office:value-type="string">
            <text:p><text:span text:style-name="T2">Enquête</text:span></text:p>
            <text:p><text:span text:style-name="T2"><text:s/></text:span></text:p>
            <text:p><text:span text:style-name="T2">Vous utilisez une version test de OGS Mahjong. </text:span><text:span text:style-name="T2">Elle est incomplète et peut être instable. </text:span><text:span text:style-name="T2">Voudriez-vous participer à une enquête pour </text:span><text:span text:style-name="T2">nous aider à rendre le jeu meilleur ?</text:span></text:p>
          </table:table-cell>
          <table:table-cell table:number-columns-repeated="1019"/>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number-columns-repeated="1019"/>
        </table:table-row>
        <table:table-row table:style-name="ro5">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1">Sieg</text:span></text:p>
            <text:p><text:span text:style-name="T1"><text:s/></text:span></text:p>
            <text:p><text:span text:style-name="T1">Herzlichen Glückwunsch! Sie haben gewonnen!</text:span></text:p>
            <text:p><text:span text:style-name="T1">Geben Sie Ihren Namen ein und überprüfen Sie </text:span><text:span text:style-name="T1">in der Statistik, ob Sie es an die Spitze geschafft </text:span><text:span text:style-name="T1">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number-columns-repeated="1019"/>
        </table:table-row>
        <table:table-row table:style-name="ro2">
          <table:table-cell table:style-name="ce6" office:value-type="string">
            <text:p>URL_DONATE</text:p>
          </table:table-cell>
          <table:table-cell table:number-columns-repeated="4" table:style-name="ce14" office:value-type="string">
            <text:p>http://opengamestudio.org/donate</text:p>
          </table:table-cell>
          <table:table-cell table:number-columns-repeated="1019"/>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2" table:style-name="ce14" office:value-type="string">
            <text:p>http://opengamestudio.org/lang/en/join-us </text:p>
          </table:table-cell>
          <table:table-cell table:number-columns-repeated="1019"/>
        </table:table-row>
        <table:table-row table:style-name="ro2">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number-columns-repeated="1019"/>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number-columns-repeated="1019"/>
        </table:table-row>
        <table:table-row table:style-name="ro14" table:number-rows-repeated="1048407">
          <table:table-cell table:number-columns-repeated="1024"/>
        </table:table-row>
        <table:table-row table:style-name="ro14">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6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2">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02T10:59:46</dc:date>
    <meta:editing-cycles>126</meta:editing-cycles>
    <meta:editing-duration>PT3H42M35S</meta:editing-duration>
    <meta:generator>LibreOffice/3.5$Linux_X86_64 LibreOffice_project/350m1$Build-3</meta:generator>
    <dc:creator>Michael Kapelko</dc:creator>
    <meta:document-statistic meta:table-count="3" meta:cell-count="833" meta:object-count="0"/>
  </office:meta>
</office:document-meta>
</file>